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A000001DCC4806D8A.png" manifest:media-type="image/png"/>
  <manifest:file-entry manifest:full-path="Pictures/100000000000025B0000033FA026F766.png" manifest:media-type="image/png"/>
  <manifest:file-entry manifest:full-path="Pictures/100000000000041E00000554D4E2A31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dddddd" draw:fill-color="#dddddd" draw:textarea-horizontal-align="justify" draw:textarea-vertical-align="middle" draw:auto-grow-height="false" fo:min-height="10.094cm" fo:min-width="16.44cm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standard">
      <style:graphic-properties svg:stroke-width="0.053cm" svg:stroke-color="#808080" draw:marker-start-width="0.279cm" draw:marker-end-width="0.279cm" draw:fill-color="#cccccc" draw:textarea-horizontal-align="justify" draw:textarea-vertical-align="middle" draw:auto-grow-height="false" fo:min-height="10.288cm" fo:min-width="4.672cm" fo:padding-top="0.151cm" fo:padding-bottom="0.151cm" fo:padding-left="0.276cm" fo:padding-right="0.276cm" loext:decorative="false"/>
    </style:style>
    <style:style style:name="gr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6" style:family="graphic" style:parent-style-name="standard">
      <style:graphic-properties draw:fill-color="#b2b2b2" draw:textarea-horizontal-align="justify" draw:textarea-vertical-align="middle" draw:auto-grow-height="false" fo:min-height="6.368cm" fo:min-width="3.844cm" loext:decorative="false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 fo:min-height="0.729cm" fo:min-width="1.729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426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.096cm" fo:min-width="3.235cm" loext:decorative="false"/>
    </style:style>
    <style:style style:name="gr10" style:family="graphic" style:parent-style-name="standard">
      <style:graphic-properties draw:fill-color="#158466" draw:textarea-horizontal-align="justify" draw:textarea-vertical-align="middle" draw:auto-grow-height="false" fo:min-height="0.637cm" fo:min-width="2.39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ffff6d" draw:fill-color="#ffff6d" draw:textarea-horizontal-align="justify" draw:textarea-vertical-align="middle" draw:auto-grow-height="false" fo:min-height="3.299cm" fo:min-width="3.654cm" fo:wrap-option="wrap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ffff6d" draw:fill-color="#ffff6d" draw:textarea-horizontal-align="justify" draw:textarea-vertical-align="middle" draw:auto-grow-height="false" fo:min-height="3.299cm" fo:min-width="3.654cm" fo:wrap-option="wrap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-color="#158466"/>
      <style:paragraph-properties fo:text-align="center"/>
      <style:text-properties fo:font-size="11pt" style:font-size-asian="11pt" style:font-size-complex="11pt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1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ffff6d"/>
      <style:paragraph-properties fo:margin-left="1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25.35cm" svg:x="1.082cm" svg:y="1.346cm">
          <draw:image xlink:href="Pictures/100000000000041E00000554D4E2A319.png" xlink:type="simple" xlink:show="embed" xlink:actuate="onLoad" draw:mime-type="image/png">
            <text:p/>
          </draw:image>
        </draw:frame>
        <draw:custom-shape draw:style-name="gr2" draw:text-style-name="P2" draw:layer="layout" svg:width="16.94cm" svg:height="10.344cm" svg:x="2.396cm" svg:y="3.339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frame draw:style-name="gr3" draw:text-style-name="P1" draw:layer="layout" svg:width="19.589cm" svg:height="25.35cm" svg:x="1.082cm" svg:y="1.346cm">
          <draw:image xlink:href="Pictures/100000000000041E00000554D4E2A319.png" xlink:type="simple" xlink:show="embed" xlink:actuate="onLoad" draw:mime-type="image/png">
            <text:p text:style-name="P1"/>
          </draw:image>
        </draw:frame>
        <draw:custom-shape draw:style-name="gr2" draw:text-style-name="P2" draw:layer="layout" svg:width="16.94cm" svg:height="10.344cm" svg:x="2.396cm" svg:y="3.3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224cm" svg:height="10.59cm" svg:x="2.314cm" svg:y="3.17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091cm" svg:height="7.016cm" svg:x="2.346cm" svg:y="3.287cm">
          <draw:image xlink:href="Pictures/100000000000025B0000033FA026F766.png" xlink:type="simple" xlink:show="embed" xlink:actuate="onLoad" draw:mime-type="image/png">
            <text:p/>
          </draw:image>
        </draw:frame>
        <draw:line draw:style-name="gr5" draw:text-style-name="P4" draw:layer="layout" svg:x1="4.772cm" svg:y1="10.324cm" svg:x2="4.793cm" svg:y2="12.598cm">
          <text:p/>
        </draw:line>
        <draw:custom-shape draw:style-name="gr6" draw:text-style-name="P5" draw:layer="layout" svg:width="4.814cm" svg:height="7.088cm" svg:x="8.007cm" svg:y="6.0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2.335cm" svg:height="1.085cm" svg:x="10.119cm" svg:y="6.1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2.335cm" svg:height="1.085cm" svg:x="10.098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7.435cm" svg:height="5.726cm" svg:x="12.044cm" svg:y="3.196cm">
          <draw:image xlink:href="Pictures/100000000000026A000001DCC4806D8A.png" xlink:type="simple" xlink:show="embed" xlink:actuate="onLoad" draw:mime-type="image/png">
            <text:p/>
          </draw:image>
        </draw:frame>
        <draw:frame draw:style-name="gr8" draw:text-style-name="P7" draw:layer="layout" svg:width="1.638cm" svg:height="1.039cm" svg:x="8.173cm" svg:y="6.33cm">
          <draw:text-box>
            <text:p text:style-name="P6"><text:span text:style-name="T1">X-value</text:span></text:p>
          </draw:text-box>
        </draw:frame>
        <draw:frame draw:style-name="gr8" draw:text-style-name="P7" draw:layer="layout" svg:width="1.638cm" svg:height="1.039cm" svg:x="8.194cm" svg:y="7.621cm">
          <draw:text-box>
            <text:p text:style-name="P6"><text:span text:style-name="T1">Y-value</text:span></text:p>
          </draw:text-box>
        </draw:frame>
        <draw:custom-shape draw:style-name="gr9" draw:text-style-name="P1" draw:layer="layout" svg:width="4.097cm" svg:height="3.708cm" svg:x="8.377cm" svg:y="9.0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2.991cm" svg:height="0.983cm" svg:x="8.992cm" svg:y="9.792cm">
          <text:p text:style-name="P1"><text:span text:style-name="T2">Linear regres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0.87cm" svg:height="0.962cm" svg:x="10.282cm" svg:y="11.164cm">
          <draw:text-box>
            <text:p>+</text:p>
          </draw:text-box>
        </draw:frame>
        <draw:custom-shape draw:style-name="gr12" draw:text-style-name="P11" draw:layer="layout" svg:width="4.486cm" svg:height="3.831cm" svg:x="2.826cm" svg:y="14.113cm">
          <text:p text:style-name="P10"><text:span text:style-name="T2">Also include dataset columns, a different color + different shape than models </text:span></text:p>
          <draw:enhanced-geometry svg:viewBox="0 0 21600 21600" draw:text-areas="800 800 20800 20800" draw:type="round-rectangular-callout" draw:modifiers="1680.0534878538 -8184.551148225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1" draw:layer="layout" svg:width="4.486cm" svg:height="3.831cm" svg:x="12.085cm" svg:y="14.022cm">
          <text:p text:style-name="P10"><text:span text:style-name="T2">Draggable model for ease of use?</text:span></text:p>
          <draw:enhanced-geometry svg:viewBox="0 0 21600 21600" draw:text-areas="800 800 20800 20800" draw:type="round-rectangular-callout" draw:modifiers="1680.0534878538 -8184.551148225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09:59:24.993067432</meta:creation-date>
    <dc:date>2025-09-11T10:15:05.096288804</dc:date>
    <meta:editing-duration>PT15M39S</meta:editing-duration>
    <meta:editing-cycles>4</meta:editing-cycles>
    <meta:generator>LibreOffice/24.2.7.2$Linux_X86_64 LibreOffice_project/420$Build-2</meta:generator>
    <meta:document-statistic meta:object-count="18"/>
  </office:meta>
</office:document-meta>
</file>